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94cm" fo:min-width="1.942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382cm" fo:min-width="2.8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4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348cm" fo:min-width="2.49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382cm" fo:min-width="2.632cm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4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0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9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1.3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1.594cm"/>
      <style:paragraph-properties style:writing-mode="lr-tb"/>
    </style:style>
    <style:style style:name="gr1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382cm" fo:min-width="3.432cm" fo:padding-top="0.142cm" fo:padding-bottom="0.142cm" fo:padding-left="0.267cm" fo:padding-right="0.267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382cm" fo:min-width="2.532cm"/>
    </style:style>
    <style:style style:name="gr1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72cm" fo:min-width="2.522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382cm" fo:min-width="2.532cm" fo:padding-top="0.142cm" fo:padding-bottom="0.142cm" fo:padding-left="0.267cm" fo:padding-right="0.267cm"/>
    </style:style>
    <style:style style:name="gr21" style:family="graphic" style:parent-style-name="objectwithoutfill">
      <style:graphic-properties svg:stroke-color="#ffff38" draw:marker-end="Arrow" draw:marker-end-width="0.3cm" draw:fill="solid" draw:textarea-vertical-align="middle"/>
    </style:style>
    <style:style style:name="gr22" style:family="graphic" style:parent-style-name="objectwithoutfill">
      <style:graphic-properties svg:stroke-color="#ffff6d" draw:marker-end="Arrow" draw:marker-end-width="0.3cm" draw:fill="solid" draw:textarea-vertical-align="middle"/>
    </style:style>
    <style:style style:name="gr23" style:family="graphic" style:parent-style-name="objectwithoutfill">
      <style:graphic-properties svg:stroke-color="#ffde59" draw:marker-end="Arrow" draw:marker-end-width="0.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0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546cm"/>
      <style:paragraph-properties style:writing-mode="lr-tb"/>
    </style:style>
    <style:style style:name="gr26" style:family="graphic" style:parent-style-name="standard">
      <style:graphic-properties svg:stroke-width="0.035cm" draw:marker-start-width="0.252cm" draw:marker-end-width="0.252cm" svg:stroke-opacity="90%" draw:fill="none" draw:textarea-horizontal-align="justify" draw:textarea-vertical-align="middle" draw:auto-grow-height="false" fo:min-height="0.382cm" fo:min-width="2.432cm" fo:padding-top="0.142cm" fo:padding-bottom="0.142cm" fo:padding-left="0.267cm" fo:padding-right="0.267cm"/>
    </style:style>
    <style:style style:name="gr2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38cm" fo:min-width="2.388cm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ff4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4.74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042cm"/>
      <style:paragraph-properties style:writing-mode="lr-tb"/>
    </style:style>
    <style:style style:name="gr3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382cm" fo:min-width="3.232cm" fo:padding-top="0.142cm" fo:padding-bottom="0.142cm" fo:padding-left="0.267cm" fo:padding-right="0.267cm"/>
    </style:style>
    <style:style style:name="gr33" style:family="graphic" style:parent-style-name="objectwithoutfill">
      <style:graphic-properties draw:marker-end="Arrow" draw:marker-end-width="0.3cm" draw:fill="solid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3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401cm"/>
      <style:paragraph-properties style:writing-mode="lr-tb"/>
    </style:style>
    <style:style style:name="gr3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382cm" fo:min-width="2.832cm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svg:stroke-color="#ed4c05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2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7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7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4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8cm" fo:min-width="3.908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92cm" fo:min-width="3.942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02cm" fo:min-width="3.952cm" fo:padding-top="0.142cm" fo:padding-bottom="0.142cm" fo:padding-left="0.267cm" fo:padding-right="0.267cm"/>
    </style:style>
    <style:style style:name="gr4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348cm" fo:min-width="3.898cm" fo:padding-top="0.142cm" fo:padding-bottom="0.142cm" fo:padding-left="0.267cm" fo:padding-right="0.267cm"/>
    </style:style>
    <style:style style:name="gr4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38cm" fo:min-width="3.888cm" fo:padding-top="0.142cm" fo:padding-bottom="0.142cm" fo:padding-left="0.267cm" fo:padding-right="0.267cm"/>
    </style:style>
    <style:style style:name="gr48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9" style:family="graphic" style:parent-style-name="objectwithoutfill">
      <style:graphic-properties svg:stroke-color="#000000" draw:fill="solid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2.00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8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5cm"/>
      <style:paragraph-properties style:writing-mode="lr-tb"/>
    </style:style>
    <style:style style:name="gr5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72cm" fo:min-width="2.422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2cm" fo:min-width="2.37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12cm" fo:min-width="2.362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12cm" fo:min-width="3.362cm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6cm" fo:min-width="0cm"/>
      <style:paragraph-properties style:writing-mode="lr-tb"/>
    </style:style>
    <style:style style:name="gr5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38cm" fo:min-width="3.788cm" fo:padding-top="0.142cm" fo:padding-bottom="0.142cm" fo:padding-left="0.267cm" fo:padding-right="0.267cm"/>
    </style:style>
    <style:style style:name="gr60" style:family="graphic" style:parent-style-name="objectwithoutfill">
      <style:graphic-properties svg:stroke-width="0.035cm" svg:stroke-color="#81d41a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1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2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72cm" fo:min-width="3.822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72cm" fo:min-width="4.422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5cm" fo:min-width="0cm"/>
      <style:paragraph-properties style:writing-mode="lr-tb"/>
    </style:style>
    <style:style style:name="gr67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8cm" fo:min-width="3.308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348cm" fo:min-width="4.498cm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3cm" fo:min-width="9.68cm" fo:padding-top="0.142cm" fo:padding-bottom="0.142cm" fo:padding-left="0.267cm" fo:padding-right="0.267cm"/>
    </style:style>
    <style:style style:name="gr7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82cm" fo:min-width="3.132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style:writing-mode="lr-tb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 Narro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>
      <loext:graphic-properties draw:fill="none" draw:fill-color="#ffffff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>
      <loext:graphic-properties draw:fill="none"/>
      <style:paragraph-properties fo:margin-left="0cm" fo:margin-right="0cm" fo:text-align="center" fo:text-indent="0cm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font-name="Liberation Sans Narrow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1" draw:id="id11" draw:layer="layout" svg:width="3.5cm" svg:height="1.1cm" svg:x="2.7cm" svg:y="6.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02cm" svg:height="1.187cm" svg:x="3.2cm" svg:y="6.7cm">
          <draw:text-box>
            <text:p/>
          </draw:text-box>
        </draw:frame>
        <draw:frame draw:style-name="gr3" draw:text-style-name="P3" draw:layer="layout" svg:width="3.2cm" svg:height="0.915cm" svg:x="2.9cm" svg:y="6.6cm">
          <draw:text-box>
            <text:p><text:span text:style-name="T1">Чайни</text:span><text:span text:style-name="T1">кофф</text:span></text:p>
          </draw:text-box>
        </draw:frame>
        <draw:frame draw:style-name="gr4" draw:text-style-name="P3" draw:layer="layout" svg:width="3.404cm" svg:height="0.862cm" svg:x="7.596cm" svg:y="3.2cm">
          <draw:text-box>
            <text:p><text:span text:style-name="T2">Адреса </text:span><text:span text:style-name="T2">кофеен</text:span></text:p>
          </draw:text-box>
        </draw:frame>
        <draw:custom-shape draw:style-name="gr5" draw:text-style-name="P1" xml:id="id12" draw:id="id12" draw:layer="layout" svg:width="3.4cm" svg:height="0.7cm" svg:x="7.6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2.9cm" svg:height="0.7cm" svg:x="8cm" svg:y="4.5cm">
          <draw:text-box>
            <text:p><text:span text:style-name="T2">Меню</text:span></text:p>
          </draw:text-box>
        </draw:frame>
        <draw:frame draw:style-name="gr7" draw:text-style-name="P3" draw:layer="layout" svg:width="2.915cm" svg:height="0.662cm" svg:x="7.8cm" svg:y="5.5cm">
          <draw:text-box>
            <text:p><text:span text:style-name="T2">Франча</text:span><text:span text:style-name="T2">йзинг</text:span></text:p>
          </draw:text-box>
        </draw:frame>
        <draw:frame draw:style-name="gr8" draw:text-style-name="P3" draw:layer="layout" svg:width="2.022cm" svg:height="0.662cm" svg:x="8cm" svg:y="6.538cm">
          <draw:text-box>
            <text:p><text:span text:style-name="T2">О нас</text:span></text:p>
          </draw:text-box>
        </draw:frame>
        <draw:custom-shape draw:style-name="gr9" draw:text-style-name="P1" xml:id="id13" draw:id="id13" draw:layer="layout" svg:width="3.1cm" svg:height="0.7cm" svg:x="7.6cm" svg:y="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4" draw:id="id14" draw:layer="layout" svg:width="3.2cm" svg:height="0.7cm" svg:x="7.6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" draw:id="id1" draw:layer="layout" svg:width="3.2cm" svg:height="0.7cm" svg:x="7.4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2.945cm" svg:height="0.662cm" svg:x="10.4cm" svg:y="8.6cm">
          <draw:text-box>
            <text:p><text:span text:style-name="T3">Наша </text:span><text:span text:style-name="T3">история</text:span></text:p>
          </draw:text-box>
        </draw:frame>
        <draw:frame draw:style-name="gr12" draw:text-style-name="P4" draw:layer="layout" svg:width="4.288cm" svg:height="0.662cm" svg:x="10.312cm" svg:y="9.538cm">
          <draw:text-box>
            <text:p><text:span text:style-name="T3">Наши </text:span><text:span text:style-name="T3">преимущества</text:span></text:p>
          </draw:text-box>
        </draw:frame>
        <draw:frame draw:style-name="gr13" draw:text-style-name="P4" draw:layer="layout" svg:width="2.602cm" svg:height="0.662cm" svg:x="10.698cm" svg:y="10.638cm">
          <draw:text-box>
            <text:p><text:span text:style-name="T3">Все новости</text:span></text:p>
          </draw:text-box>
        </draw:frame>
        <draw:frame draw:style-name="gr14" draw:text-style-name="P4" draw:layer="layout" svg:width="2.699cm" svg:height="0.662cm" svg:x="10.801cm" svg:y="11.438cm">
          <draw:text-box>
            <text:p><text:span text:style-name="T3">Ф</text:span><text:span text:style-name="T3">о</text:span><text:span text:style-name="T3">т</text:span><text:span text:style-name="T3">о</text:span><text:span text:style-name="T3">г</text:span><text:span text:style-name="T3">а</text:span><text:span text:style-name="T3">л</text:span><text:span text:style-name="T3">е</text:span><text:span text:style-name="T3">р</text:span><text:span text:style-name="T3">е</text:span><text:span text:style-name="T3">я</text:span></text:p>
          </draw:text-box>
        </draw:frame>
        <draw:frame draw:style-name="gr15" draw:text-style-name="P4" draw:layer="layout" svg:width="1.857cm" svg:height="0.662cm" svg:x="11.1cm" svg:y="12.4cm">
          <draw:text-box draw:corner-radius="1.3cm">
            <text:p><text:span text:style-name="T3">Отзывы</text:span></text:p>
          </draw:text-box>
        </draw:frame>
        <draw:frame draw:style-name="gr16" draw:text-style-name="P4" draw:layer="layout" svg:width="2.094cm" svg:height="0.662cm" svg:x="11.106cm" svg:y="13.4cm">
          <draw:text-box>
            <text:p><text:span text:style-name="T3">Контакты</text:span></text:p>
          </draw:text-box>
        </draw:frame>
        <draw:custom-shape draw:style-name="gr17" draw:text-style-name="P1" xml:id="id2" draw:id="id2" draw:layer="layout" svg:width="4cm" svg:height="0.7cm" svg:x="10.4cm" svg:y="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3" draw:id="id3" draw:layer="layout" svg:width="4cm" svg:height="0.7cm" svg:x="10.4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4" draw:id="id4" draw:layer="layout" svg:width="4cm" svg:height="0.7cm" svg:x="10.4cm" svg:y="1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5" draw:id="id5" draw:layer="layout" svg:width="3.1cm" svg:height="0.7cm" svg:x="10.4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xml:id="id6" draw:id="id6" draw:layer="layout" svg:width="3.1cm" svg:height="0.8cm" svg:x="10.4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xml:id="id7" draw:id="id7" draw:layer="layout" svg:width="3.1cm" svg:height="0.7cm" svg:x="10.5cm" svg:y="13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5" draw:layer="layout" draw:type="curve" svg:x1="9cm" svg:y1="7.2cm" svg:x2="10.4cm" svg:y2="8.95cm" draw:start-shape="id1" draw:start-glue-point="2" draw:end-shape="id2" draw:end-glue-point="3" svg:d="M9000 7200c0 1167 466 1750 1400 1750" svg:viewBox="0 0 1401 1751">
          <text:p/>
        </draw:connector>
        <draw:connector draw:style-name="gr22" draw:text-style-name="P5" draw:layer="layout" draw:type="curve" svg:x1="9cm" svg:y1="7.2cm" svg:x2="10.4cm" svg:y2="9.85cm" draw:start-shape="id1" draw:start-glue-point="2" draw:end-shape="id3" draw:end-glue-point="3" svg:d="M9000 7200c0 1767 466 2650 1400 2650" svg:viewBox="0 0 1401 2651">
          <text:p/>
        </draw:connector>
        <draw:connector draw:style-name="gr21" draw:text-style-name="P5" draw:layer="layout" draw:type="curve" svg:x1="9cm" svg:y1="7.2cm" svg:x2="10.4cm" svg:y2="10.95cm" draw:start-shape="id1" draw:start-glue-point="2" draw:end-shape="id4" draw:end-glue-point="3" svg:d="M9000 7200c0 2500 466 3750 1400 3750" svg:viewBox="0 0 1401 3751">
          <text:p/>
        </draw:connector>
        <draw:connector draw:style-name="gr21" draw:text-style-name="P5" draw:layer="layout" draw:type="curve" svg:x1="9cm" svg:y1="7.2cm" svg:x2="10.4cm" svg:y2="11.75cm" draw:start-shape="id1" draw:end-shape="id5" draw:end-glue-point="3" svg:d="M9000 7200c0 3034 466 4550 1400 4550" svg:viewBox="0 0 1401 4551">
          <text:p/>
        </draw:connector>
        <draw:connector draw:style-name="gr21" draw:text-style-name="P5" draw:layer="layout" draw:type="curve" svg:x1="9cm" svg:y1="7.2cm" svg:x2="10.4cm" svg:y2="12.7cm" draw:start-shape="id1" draw:start-glue-point="2" draw:end-shape="id6" draw:end-glue-point="3" svg:d="M9000 7200c0 3667 466 5500 1400 5500" svg:viewBox="0 0 1401 5501">
          <text:p/>
        </draw:connector>
        <draw:connector draw:style-name="gr23" draw:text-style-name="P5" draw:layer="layout" draw:type="curve" svg:x1="9cm" svg:y1="7.2cm" svg:x2="10.5cm" svg:y2="13.65cm" draw:start-shape="id1" draw:start-glue-point="2" draw:end-shape="id7" draw:end-glue-point="3" svg:d="M9000 7200c0 4300 500 6450 1500 6450" svg:viewBox="0 0 1501 6451">
          <text:p/>
        </draw:connector>
        <draw:frame draw:style-name="gr24" draw:text-style-name="P3" draw:layer="layout" svg:width="2.005cm" svg:height="0.662cm" svg:x="7.2cm" svg:y="14.4cm">
          <draw:text-box>
            <text:p><text:span text:style-name="T2">Карьер</text:span><text:span text:style-name="T2">а</text:span></text:p>
          </draw:text-box>
        </draw:frame>
        <draw:frame draw:style-name="gr25" draw:text-style-name="P3" draw:layer="layout" svg:width="3.046cm" svg:height="0.662cm" svg:x="7.3cm" svg:y="15.4cm">
          <draw:text-box>
            <text:p><text:span text:style-name="T2">Карта друзей</text:span></text:p>
          </draw:text-box>
        </draw:frame>
        <draw:custom-shape draw:style-name="gr26" draw:text-style-name="P1" xml:id="id8" draw:id="id8" draw:layer="layout" svg:width="3cm" svg:height="0.7cm" svg:x="7.1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xml:id="id10" draw:id="id10" draw:layer="layout" svg:width="3cm" svg:height="0.8cm" svg:x="7.2cm" svg:y="1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5" xml:id="id9" draw:id="id9" draw:layer="layout" draw:type="curve" draw:line-skew="-0.688cm" svg:x1="4.451cm" svg:y1="7.5cm" svg:x2="7.1cm" svg:y2="14.85cm" draw:end-shape="id8" draw:end-glue-point="3" svg:d="M4451 7500c567 0-757 7350 2649 7350" svg:viewBox="0 0 2650 7351">
          <text:p/>
        </draw:connector>
        <draw:connector draw:style-name="gr29" draw:text-style-name="P5" draw:layer="layout" draw:type="curve" svg:x1="4.451cm" svg:y1="7.5cm" svg:x2="7.2cm" svg:y2="15.7cm" draw:start-shape="id9" draw:start-glue-point="2" draw:end-shape="id10" draw:end-glue-point="3" svg:d="M4451 7500c-777 0-2151 8200 2749 8200" svg:viewBox="0 0 3537 8201">
          <text:p/>
        </draw:connector>
        <draw:frame draw:style-name="gr30" draw:text-style-name="P4" draw:layer="layout" svg:width="5.243cm" svg:height="0.662cm" svg:x="11.9cm" svg:y="15.4cm">
          <draw:text-box>
            <text:p><text:span text:style-name="T3">Откликнуться</text:span></text:p>
          </draw:text-box>
        </draw:frame>
        <draw:frame draw:style-name="gr31" draw:text-style-name="P4" draw:layer="layout" svg:width="3.542cm" svg:height="0.662cm" svg:x="11.458cm" svg:y="16.438cm">
          <draw:text-box>
            <text:p><text:span text:style-name="T3">Ссылка </text:span><text:span text:style-name="T3">на </text:span><text:span text:style-name="T3">анкету</text:span></text:p>
          </draw:text-box>
        </draw:frame>
        <draw:custom-shape draw:style-name="gr32" draw:text-style-name="P1" xml:id="id25" draw:id="id25" draw:layer="layout" svg:width="3.8cm" svg:height="0.7cm" svg:x="11.4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xml:id="id26" draw:id="id26" draw:layer="layout" svg:width="3.8cm" svg:height="0.7cm" svg:x="11.4cm" svg:y="1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5" draw:layer="layout" draw:type="curve" svg:x1="4.45cm" svg:y1="6.4cm" svg:x2="7.6cm" svg:y2="3.55cm" draw:start-shape="id11" draw:start-glue-point="8" draw:end-shape="id12" draw:end-glue-point="3" svg:d="M4450 6400c0-1900 1050-2850 3150-2850" svg:viewBox="0 0 3151 2851">
          <text:p/>
        </draw:connector>
        <draw:connector draw:style-name="gr33" draw:text-style-name="P5" draw:layer="layout" draw:type="curve" svg:x1="4.45cm" svg:y1="6.4cm" svg:x2="7.6cm" svg:y2="4.85cm" draw:start-shape="id11" draw:start-glue-point="8" draw:end-shape="id13" draw:end-glue-point="3" svg:d="M4450 6400c0-1034 1050-1550 3150-1550" svg:viewBox="0 0 3151 1551">
          <text:p/>
        </draw:connector>
        <draw:connector draw:style-name="gr33" draw:text-style-name="P5" draw:layer="layout" draw:type="curve" svg:x1="4.45cm" svg:y1="6.4cm" svg:x2="7.6cm" svg:y2="5.85cm" draw:start-shape="id11" draw:start-glue-point="8" draw:end-shape="id14" draw:end-glue-point="3" svg:d="M4450 6400c0-367 1050-550 3150-550" svg:viewBox="0 0 3151 551">
          <text:p/>
        </draw:connector>
        <draw:connector draw:style-name="gr33" draw:text-style-name="P5" draw:layer="layout" draw:type="curve" draw:line-skew="0.146cm" svg:x1="4.45cm" svg:y1="6.4cm" svg:x2="7.4cm" svg:y2="6.85cm" draw:start-shape="id11" draw:start-glue-point="8" draw:end-shape="id1" draw:end-glue-point="3" svg:d="M4450 6400c0-559 1176-466 1689-214s363 664 1261 664" svg:viewBox="0 0 2951 864">
          <text:p/>
        </draw:connector>
        <draw:frame draw:style-name="gr2" draw:text-style-name="P2" draw:layer="layout" svg:width="0.502cm" svg:height="1.187cm" svg:x="15.2cm" svg:y="2.8cm">
          <draw:text-box>
            <text:p/>
          </draw:text-box>
        </draw:frame>
        <draw:frame draw:style-name="gr34" draw:text-style-name="P3" draw:layer="layout" svg:width="1.84cm" svg:height="0.662cm" svg:x="15.5cm" svg:y="3.238cm">
          <draw:text-box>
            <text:p><text:span text:style-name="T2">Москва</text:span></text:p>
          </draw:text-box>
        </draw:frame>
        <draw:frame draw:style-name="gr35" draw:text-style-name="P3" draw:layer="layout" svg:width="3.901cm" svg:height="0.662cm" svg:x="14.599cm" svg:y="4.004cm">
          <draw:text-box>
            <text:p><text:span text:style-name="T2">Санкт-</text:span><text:span text:style-name="T2">Петер</text:span><text:span text:style-name="T2">бург</text:span></text:p>
          </draw:text-box>
        </draw:frame>
        <draw:custom-shape draw:style-name="gr36" draw:text-style-name="P1" xml:id="id15" draw:id="id15" draw:layer="layout" svg:width="3.4cm" svg:height="0.7cm" svg:x="14.8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xml:id="id16" draw:id="id16" draw:layer="layout" svg:width="3.8cm" svg:height="0.7cm" svg:x="14.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5" draw:layer="layout" draw:type="curve" svg:x1="11cm" svg:y1="3.55cm" svg:x2="14.8cm" svg:y2="3.55cm" draw:start-shape="id12" draw:start-glue-point="1" draw:end-shape="id15" draw:end-glue-point="3" svg:d="M11000 3550h3800" svg:viewBox="0 0 3801 1">
          <text:p/>
        </draw:connector>
        <draw:connector draw:style-name="gr38" draw:text-style-name="P5" draw:layer="layout" draw:type="curve" draw:line-skew="-0.716cm" svg:x1="11cm" svg:y1="3.55cm" svg:x2="14.8cm" svg:y2="4.35cm" draw:start-shape="id12" draw:end-shape="id16" draw:end-glue-point="3" svg:d="M11000 3550c1764 0-136 800 3800 800" svg:viewBox="0 0 3801 801">
          <text:p/>
        </draw:connector>
        <draw:frame draw:style-name="gr8" draw:text-style-name="P3" draw:layer="layout" svg:width="3.084cm" svg:height="0.662cm" svg:x="15.916cm" svg:y="5.438cm">
          <draw:text-box>
            <text:p><text:span text:style-name="T2">Чайная </text:span><text:span text:style-name="T2">карта</text:span></text:p>
          </draw:text-box>
        </draw:frame>
        <draw:frame draw:style-name="gr39" draw:text-style-name="P4" draw:layer="layout" svg:width="1.429cm" svg:height="0.662cm" svg:x="15.9cm" svg:y="6.138cm">
          <draw:text-box>
            <text:p><text:span text:style-name="T3">Кофе</text:span></text:p>
          </draw:text-box>
        </draw:frame>
        <draw:frame draw:style-name="gr8" draw:text-style-name="P3" draw:layer="layout" svg:width="3.11cm" svg:height="0.662cm" svg:x="15.856cm" svg:y="6.804cm">
          <draw:text-box>
            <text:p><text:span text:style-name="T2">Винн</text:span><text:span text:style-name="T2">ая </text:span><text:span text:style-name="T2">карт</text:span><text:span text:style-name="T2">а</text:span></text:p>
          </draw:text-box>
        </draw:frame>
        <draw:frame draw:style-name="gr40" draw:text-style-name="P3" draw:layer="layout" svg:width="4.215cm" svg:height="0.662cm" svg:x="15.9cm" svg:y="7.5cm">
          <draw:text-box>
            <text:p><text:span text:style-name="T2">Коктейльн</text:span><text:span text:style-name="T2">ая карта</text:span></text:p>
          </draw:text-box>
        </draw:frame>
        <draw:frame draw:style-name="gr8" draw:text-style-name="P3" draw:layer="layout" svg:width="2.246cm" svg:height="0.662cm" svg:x="15.8cm" svg:y="8.1cm">
          <draw:text-box>
            <text:p><text:span text:style-name="T2">Десерты</text:span></text:p>
          </draw:text-box>
        </draw:frame>
        <draw:frame draw:style-name="gr41" draw:text-style-name="P3" draw:layer="layout" svg:width="1.179cm" svg:height="0.662cm" svg:x="15.821cm" svg:y="8.9cm">
          <draw:text-box>
            <text:p><text:span text:style-name="T2">Еда</text:span></text:p>
          </draw:text-box>
        </draw:frame>
        <draw:frame draw:style-name="gr42" draw:text-style-name="P3" draw:layer="layout" svg:width="2.157cm" svg:height="0.762cm" svg:x="15.743cm" svg:y="9.538cm">
          <draw:text-box>
            <text:p><text:span text:style-name="T2">Напитки</text:span></text:p>
          </draw:text-box>
        </draw:frame>
        <draw:frame draw:style-name="gr4" draw:text-style-name="P3" draw:layer="layout" svg:width="4.828cm" svg:height="0.862cm" svg:x="15.372cm" svg:y="10.5cm">
          <draw:text-box draw:corner-radius="0.1cm">
            <text:p><text:span text:style-name="T2">Моро</text:span><text:span text:style-name="T2">жено</text:span><text:span text:style-name="T2">е и </text:span><text:span text:style-name="T2">кокт</text:span><text:span text:style-name="T2">ейли</text:span></text:p>
          </draw:text-box>
        </draw:frame>
        <draw:custom-shape draw:style-name="gr43" draw:text-style-name="P1" xml:id="id17" draw:id="id17" draw:layer="layout" svg:width="4.5cm" svg:height="0.6cm" svg:x="15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" xml:id="id18" draw:id="id18" draw:layer="layout" svg:width="4.5cm" svg:height="0.6cm" svg:x="15.5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xml:id="id19" draw:id="id19" draw:layer="layout" svg:width="4.5cm" svg:height="0.5cm" svg:x="15.5cm" svg:y="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20" draw:id="id20" draw:layer="layout" svg:width="4.5cm" svg:height="0.6cm" svg:x="15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21" draw:id="id21" draw:layer="layout" svg:width="4.5cm" svg:height="0.6cm" svg:x="15.5cm" svg:y="8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" xml:id="id22" draw:id="id22" draw:layer="layout" svg:width="4.5cm" svg:height="0.6cm" svg:x="15.5cm" svg:y="8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" xml:id="id23" draw:id="id23" draw:layer="layout" svg:width="4.5cm" svg:height="0.7cm" svg:x="15.5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" xml:id="id24" draw:id="id24" draw:layer="layout" svg:width="4.5cm" svg:height="0.8cm" svg:x="15.5cm" svg:y="1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8" draw:text-style-name="P5" draw:layer="layout" draw:type="curve" svg:x1="10.7cm" svg:y1="4.85cm" svg:x2="17.75cm" svg:y2="5.5cm" draw:start-shape="id13" draw:start-glue-point="1" draw:end-shape="id17" draw:end-glue-point="0" svg:d="M10700 4850c4700 0 7050 216 7050 650" svg:viewBox="0 0 7051 651">
          <text:p/>
        </draw:connector>
        <draw:connector draw:style-name="gr49" draw:text-style-name="P5" draw:layer="layout" draw:type="curve" svg:x1="15.5cm" svg:y1="5.8cm" svg:x2="15.5cm" svg:y2="6.5cm" draw:start-shape="id17" draw:start-glue-point="3" draw:end-shape="id18" draw:end-glue-point="3" svg:d="M15500 5800c-777 0-777 700 0 700" svg:viewBox="0 0 584 701">
          <text:p/>
        </draw:connector>
        <draw:connector draw:style-name="gr49" draw:text-style-name="P5" draw:layer="layout" draw:type="curve" svg:x1="15.5cm" svg:y1="6.5cm" svg:x2="15.5cm" svg:y2="7.15cm" draw:start-shape="id18" draw:start-glue-point="3" draw:end-shape="id19" draw:end-glue-point="3" svg:d="M15500 6500c-777 0-777 650 0 650" svg:viewBox="0 0 584 651">
          <text:p/>
        </draw:connector>
        <draw:connector draw:style-name="gr49" draw:text-style-name="P5" draw:layer="layout" draw:type="curve" svg:x1="15.5cm" svg:y1="7.15cm" svg:x2="15.5cm" svg:y2="7.8cm" draw:start-shape="id19" draw:start-glue-point="3" draw:end-shape="id20" draw:end-glue-point="3" svg:d="M15500 7150c-777 0-777 650 0 650" svg:viewBox="0 0 584 651">
          <text:p/>
        </draw:connector>
        <draw:connector draw:style-name="gr49" draw:text-style-name="P5" draw:layer="layout" draw:type="curve" svg:x1="15.5cm" svg:y1="8.5cm" svg:x2="15.5cm" svg:y2="7.8cm" draw:start-shape="id21" draw:start-glue-point="3" draw:end-shape="id20" draw:end-glue-point="3" svg:d="M15500 8500c-777 0-777-700 0-700" svg:viewBox="0 0 584 701">
          <text:p/>
        </draw:connector>
        <draw:connector draw:style-name="gr49" draw:text-style-name="P5" draw:layer="layout" draw:type="curve" svg:x1="15.5cm" svg:y1="9.2cm" svg:x2="15.5cm" svg:y2="8.5cm" draw:start-shape="id22" draw:start-glue-point="3" draw:end-shape="id21" draw:end-glue-point="3" svg:d="M15500 9200c-777 0-777-700 0-700" svg:viewBox="0 0 584 701">
          <text:p/>
        </draw:connector>
        <draw:connector draw:style-name="gr49" draw:text-style-name="P5" draw:layer="layout" draw:type="curve" svg:x1="15.5cm" svg:y1="9.95cm" svg:x2="15.5cm" svg:y2="9.2cm" draw:start-shape="id23" draw:start-glue-point="3" draw:end-shape="id22" draw:end-glue-point="3" svg:d="M15500 9950c-777 0-777-750 0-750" svg:viewBox="0 0 584 751">
          <text:p/>
        </draw:connector>
        <draw:connector draw:style-name="gr49" draw:text-style-name="P5" draw:layer="layout" draw:type="curve" svg:x1="15.5cm" svg:y1="10.8cm" svg:x2="15.5cm" svg:y2="9.95cm" draw:start-shape="id24" draw:start-glue-point="3" draw:end-shape="id23" draw:end-glue-point="3" svg:d="M15500 10800c-777 0-777-850 0-850" svg:viewBox="0 0 584 851">
          <text:p/>
        </draw:connector>
        <draw:frame draw:style-name="gr50" draw:text-style-name="P6" draw:layer="measurelines" svg:width="2.504cm" svg:height="0.783cm" svg:x="6.1cm" svg:y="1.4cm">
          <draw:text-box>
            <text:p><text:span text:style-name="T4">Ссылка </text:span><text:span text:style-name="T4">VK</text:span></text:p>
          </draw:text-box>
        </draw:frame>
        <draw:frame draw:style-name="gr51" draw:text-style-name="P6" draw:layer="measurelines" svg:width="2.483cm" svg:height="0.683cm" svg:x="12.6cm" svg:y="1.4cm">
          <draw:text-box>
            <text:p><text:span text:style-name="T4">Ссылка </text:span><text:span text:style-name="T4">FB</text:span></text:p>
          </draw:text-box>
        </draw:frame>
        <draw:frame draw:style-name="gr52" draw:text-style-name="P6" draw:layer="measurelines" svg:width="3.2cm" svg:height="0.683cm" svg:x="9cm" svg:y="1.417cm">
          <draw:text-box>
            <text:p><text:span text:style-name="T4">Ссылка </text:span><text:span text:style-name="T4">Twitter</text:span></text:p>
          </draw:text-box>
        </draw:frame>
        <draw:frame draw:style-name="gr53" draw:text-style-name="P6" draw:layer="measurelines" svg:width="4.05cm" svg:height="0.683cm" svg:x="15.3cm" svg:y="1.417cm">
          <draw:text-box>
            <text:p><text:span text:style-name="T4">Ссылка </text:span><text:span text:style-name="T4">Instagra</text:span><text:span text:style-name="T4">mm</text:span></text:p>
          </draw:text-box>
        </draw:frame>
        <draw:custom-shape draw:style-name="gr54" draw:text-style-name="P1" draw:layer="measurelines" svg:width="3cm" svg:height="0.8cm" svg:x="5.8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measurelines" svg:width="3cm" svg:height="0.8cm" svg:x="9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measurelines" svg:width="3cm" svg:height="0.9cm" svg:x="12.2cm" svg:y="1.3cm">
          <text:p/>
          <draw:enhanced-geometry svg:viewBox="0 0 21600 21600" draw:path-stretchpoint-x="10800" draw:path-stretchpoint-y="10800" draw:text-areas="?f3 ?f4 ?f5 ?f6" draw:mirror-vertical="tru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" draw:layer="measurelines" svg:width="4cm" svg:height="0.9cm" svg:x="15.4cm" svg:y="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7" draw:layer="measurelines" svg:width="5.2cm" svg:height="0.696cm" svg:x="1.3cm" svg:y="1.5cm">
          <draw:text-box>
            <text:p><text:span text:style-name="T5">https://</text:span><text:span text:style-name="T5">www.cha</text:span><text:span text:style-name="T5">inikoff.ru</text:span></text:p>
          </draw:text-box>
        </draw:frame>
        <draw:frame draw:style-name="gr12" draw:text-style-name="P8" draw:layer="layout" svg:width="4.172cm" svg:height="0.662cm" svg:x="10.6cm" svg:y="23.638cm">
          <draw:text-box>
            <text:p><text:span text:style-name="T2">Ко</text:span><text:span text:style-name="T2">фе</text:span><text:span text:style-name="T2">йн</text:span><text:span text:style-name="T2">ые </text:span><text:span text:style-name="T2">нов</text:span><text:span text:style-name="T2">ос</text:span><text:span text:style-name="T2">ти</text:span></text:p>
          </draw:text-box>
        </draw:frame>
        <draw:custom-shape draw:style-name="gr59" draw:text-style-name="P1" xml:id="id27" draw:id="id27" draw:layer="layout" svg:width="4.4cm" svg:height="0.8cm" svg:x="10.5cm" svg:y="2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5" draw:layer="layout" draw:type="curve" svg:x1="10.1cm" svg:y1="14.85cm" svg:x2="11.4cm" svg:y2="15.75cm" draw:start-shape="id8" draw:start-glue-point="1" draw:end-shape="id25" draw:end-glue-point="3" svg:d="M10100 14850c976 0 327 900 1300 900" svg:viewBox="0 0 1301 901">
          <text:p/>
        </draw:connector>
        <draw:connector draw:style-name="gr61" draw:text-style-name="P5" draw:layer="layout" draw:type="curve" svg:x1="10.2cm" svg:y1="15.7cm" svg:x2="11.4cm" svg:y2="16.75cm" draw:start-shape="id10" draw:start-glue-point="1" draw:end-shape="id26" draw:end-glue-point="3" svg:d="M10200 15700c901 0 302 1050 1200 1050" svg:viewBox="0 0 1201 1051">
          <text:p/>
        </draw:connector>
        <draw:connector draw:style-name="gr62" draw:text-style-name="P5" draw:layer="layout" draw:type="curve" draw:line-skew="1.106cm" svg:x1="14.9cm" svg:y1="24cm" svg:x2="14.4cm" svg:y2="10.95cm" draw:start-shape="id27" draw:start-glue-point="1" draw:end-shape="id4" draw:end-glue-point="1" svg:d="M14900 24000c2437 0 2687-13050-500-13050" svg:viewBox="0 0 2361 13051">
          <text:p/>
        </draw:connector>
        <draw:custom-shape draw:style-name="gr63" draw:text-style-name="P1" xml:id="id28" draw:id="id28" draw:layer="layout" svg:width="4.4cm" svg:height="0.8cm" svg:x="10.5cm" svg:y="2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5" draw:layer="layout" draw:type="curve" draw:line-skew="0.707cm" svg:x1="14.9cm" svg:y1="23cm" svg:x2="13.5cm" svg:y2="12.7cm" draw:start-shape="id28" draw:start-glue-point="1" draw:end-shape="id6" draw:end-glue-point="1" svg:d="M14900 23000c1839 0 2539-10300-1400-10300" svg:viewBox="0 0 2876 10301">
          <text:p/>
        </draw:connector>
        <draw:frame draw:style-name="gr6" draw:text-style-name="P8" draw:layer="layout" svg:width="3.427cm" svg:height="0.7cm" svg:x="10.673cm" svg:y="22.7cm">
          <draw:text-box>
            <text:p><text:span text:style-name="T2">Госте</text:span><text:span text:style-name="T2">вая </text:span><text:span text:style-name="T2">книга</text:span></text:p>
          </draw:text-box>
        </draw:frame>
        <draw:frame draw:style-name="gr64" draw:text-style-name="P8" draw:layer="layout" svg:width="4.985cm" svg:height="0.662cm" svg:x="1.415cm" svg:y="17.5cm">
          <draw:text-box>
            <text:p><text:span text:style-name="T2">Оформить </text:span><text:span text:style-name="T2">карту друга</text:span></text:p>
          </draw:text-box>
        </draw:frame>
        <draw:custom-shape draw:style-name="gr65" draw:text-style-name="P1" xml:id="id29" draw:id="id29" draw:layer="layout" svg:width="5cm" svg:height="0.8cm" svg:x="1.4cm" svg:y="1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5" draw:layer="layout" draw:type="curve" svg:x1="6.4cm" svg:y1="17.8cm" svg:x2="13.3cm" svg:y2="17.1cm" draw:start-shape="id29" draw:start-glue-point="1" draw:end-shape="id26" draw:end-glue-point="2" svg:d="M6400 17800c4600 0 6900-233 6900-700" svg:viewBox="0 0 6901 701">
          <text:p/>
        </draw:connector>
        <draw:frame draw:style-name="gr12" draw:text-style-name="P9" draw:layer="layout" svg:width="4.858cm" svg:height="0.645cm" svg:x="14.742cm" svg:y="27.9cm">
          <draw:text-box>
            <text:p><text:span text:style-name="T6">Создание сайта - </text:span><text:span text:style-name="T6">ссылка</text:span></text:p>
          </draw:text-box>
        </draw:frame>
        <draw:frame draw:style-name="gr66" draw:text-style-name="P9" draw:layer="layout" svg:width="3.825cm" svg:height="0.645cm" svg:x="1.2cm" svg:y="27.9cm">
          <draw:text-box>
            <text:p><text:span text:style-name="T6">Мобильная </text:span><text:span text:style-name="T6">версия</text:span></text:p>
          </draw:text-box>
        </draw:frame>
        <draw:custom-shape draw:style-name="gr67" draw:text-style-name="P1" draw:layer="layout" svg:width="3.9cm" svg:height="0.6cm" svg:x="1.2cm" svg:y="2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" draw:layer="layout" svg:width="5.1cm" svg:height="0.7cm" svg:x="14.7cm" svg:y="27.7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8" draw:layer="layout" svg:width="9.875cm" svg:height="0.662cm" svg:x="1.654cm" svg:y="21.679cm">
          <draw:text-box>
            <text:p><text:span text:style-name="T2">Вакансии </text:span><text:span text:style-name="T2">Бухгалте</text:span><text:span text:style-name="T2">р </text:span><text:span text:style-name="T2">Официан</text:span><text:span text:style-name="T2">тка </text:span><text:span text:style-name="T2">Откликну</text:span><text:span text:style-name="T2">ться</text:span></text:p>
          </draw:text-box>
        </draw:frame>
        <draw:custom-shape draw:style-name="gr70" draw:text-style-name="P1" xml:id="id30" draw:id="id30" draw:layer="layout" svg:width="10.3cm" svg:height="0.9cm" svg:x="1.3cm" svg:y="2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5" draw:layer="layout" draw:type="curve" svg:x1="11.6cm" svg:y1="21.95cm" svg:x2="15.2cm" svg:y2="15.75cm" draw:start-shape="id30" draw:start-glue-point="1" draw:end-shape="id25" draw:end-glue-point="1" svg:d="M11600 21950c6178 0 4378-6200 3600-6200" svg:viewBox="0 0 4456 6201">
          <text:p/>
        </draw:connector>
        <draw:frame draw:style-name="gr69" draw:text-style-name="P11" draw:layer="layout" svg:width="2.746cm" svg:height="0.645cm" svg:x="1.4cm" svg:y="26.755cm">
          <draw:text-box>
            <text:p text:style-name="P10"><text:span text:style-name="T7">Поделиться</text:span></text:p>
          </draw:text-box>
        </draw:frame>
        <draw:custom-shape draw:style-name="gr71" draw:text-style-name="P12" draw:layer="layout" svg:width="3.7cm" svg:height="0.7cm" svg:x="1.3cm" svg:y="26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0.5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0:58:18.981969876</meta:creation-date>
    <dc:date>2021-05-13T15:19:15.567050197</dc:date>
    <meta:editing-duration>PT6M17S</meta:editing-duration>
    <meta:editing-cycles>2</meta:editing-cycles>
    <meta:generator>LibreOffice/6.4.7.2$Linux_X86_64 LibreOffice_project/40$Build-2</meta:generator>
    <meta:document-statistic meta:object-count="103"/>
  </office:meta>
</office:document-meta>
</file>